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4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5"/>
    <style:style style:name="P24" style:family="paragraph" style:parent-style-name="Text_20_body" style:list-style-name="L5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7"/>
    <style:style style:name="P30" style:family="paragraph" style:parent-style-name="Text_20_body" style:list-style-name="L7"/>
    <style:style style:name="P31" style:family="paragraph" style:parent-style-name="Text_20_body" style:list-style-name="L7"/>
    <style:style style:name="P32" style:family="paragraph" style:parent-style-name="Text_20_body" style:list-style-name="L7"/>
    <style:style style:name="P33" style:family="paragraph" style:parent-style-name="Text_20_body" style:list-style-name="L7"/>
    <style:style style:name="P34" style:family="paragraph" style:parent-style-name="Text_20_body" style:list-style-name="L7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8"/>
    <style:style style:name="P38" style:family="paragraph" style:parent-style-name="Text_20_body" style:list-style-name="L8"/>
    <style:style style:name="P39" style:family="paragraph" style:parent-style-name="Text_20_body" style:list-style-name="L7"/>
    <style:style style:name="P40" style:family="paragraph" style:parent-style-name="Text_20_body" style:list-style-name="L11"/>
    <style:style style:name="P41" style:family="paragraph" style:parent-style-name="Text_20_body" style:list-style-name="L11"/>
    <style:style style:name="P42" style:family="paragraph" style:parent-style-name="Text_20_body" style:list-style-name="L11"/>
    <style:style style:name="P43" style:family="paragraph" style:parent-style-name="Text_20_body" style:list-style-name="L7"/>
    <style:style style:name="P44" style:family="paragraph" style:parent-style-name="Text_20_body" style:list-style-name="L7"/>
    <style:style style:name="P45" style:family="paragraph" style:parent-style-name="Text_20_body" style:list-style-name="L7"/>
    <style:style style:name="P46" style:family="paragraph" style:parent-style-name="Text_20_body" style:list-style-name="L7"/>
    <style:style style:name="P47" style:family="paragraph" style:parent-style-name="Text_20_body" style:list-style-name="L7"/>
    <style:style style:name="P48" style:family="paragraph" style:parent-style-name="Text_20_body" style:list-style-name="L2">
      <style:paragraph-properties fo:margin-left="0cm" fo:margin-right="0cm" fo:text-indent="0.499cm" style:auto-text-indent="false"/>
    </style:style>
    <style:style style:name="P49" style:family="paragraph" style:parent-style-name="Text_20_body" style:list-style-name="L2">
      <style:paragraph-properties fo:margin-left="0cm" fo:margin-right="0cm" fo:text-indent="0.499cm" style:auto-text-indent="false"/>
    </style:style>
    <style:style style:name="P50" style:family="paragraph" style:parent-style-name="Text_20_body" style:list-style-name="L10">
      <style:paragraph-properties fo:margin-left="0cm" fo:margin-right="0cm" fo:text-indent="0cm" style:auto-text-indent="false"/>
    </style:style>
    <style:style style:name="P51" style:family="paragraph" style:parent-style-name="Text_20_body" style:list-style-name="L10">
      <style:paragraph-properties fo:margin-left="0cm" fo:margin-right="0cm" fo:text-indent="0cm" style:auto-text-indent="false"/>
    </style:style>
    <style:style style:name="P52" style:family="paragraph" style:parent-style-name="Text_20_body" style:list-style-name="L10">
      <style:paragraph-properties fo:margin-left="0cm" fo:margin-right="0cm" fo:text-indent="0cm" style:auto-text-indent="false"/>
    </style:style>
    <style:style style:name="P53" style:family="paragraph" style:parent-style-name="Text_20_body" style:list-style-name="L10">
      <style:paragraph-properties fo:margin-left="0cm" fo:margin-right="0cm" fo:text-indent="0cm" style:auto-text-indent="false"/>
    </style:style>
    <style:style style:name="P54" style:family="paragraph" style:parent-style-name="Text_20_body" style:list-style-name="L10">
      <style:paragraph-properties fo:margin-left="0cm" fo:margin-right="0cm" fo:text-indent="0cm" style:auto-text-indent="false"/>
    </style:style>
    <style:style style:name="P55" style:family="paragraph" style:parent-style-name="Text_20_body" style:list-style-name="L10">
      <style:paragraph-properties fo:margin-left="0cm" fo:margin-right="0cm" fo:text-indent="0cm" style:auto-text-indent="false"/>
    </style:style>
    <style:style style:name="P56" style:family="paragraph" style:parent-style-name="Text_20_body" style:list-style-name="L10">
      <style:paragraph-properties fo:margin-left="0cm" fo:margin-right="0cm" fo:text-indent="0cm" style:auto-text-indent="false"/>
    </style:style>
    <style:style style:name="P57" style:family="paragraph" style:parent-style-name="Text_20_body" style:list-style-name="L10">
      <style:paragraph-properties fo:margin-left="0cm" fo:margin-right="0cm" fo:text-indent="0cm" style:auto-text-indent="false"/>
    </style:style>
    <style:style style:name="P58" style:family="paragraph" style:parent-style-name="Heading_20_1">
      <style:paragraph-properties fo:margin-left="0cm" fo:margin-right="0cm" fo:text-indent="0cm" style:auto-text-indent="false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er">
      <style:paragraph-properties fo:margin-left="0cm" fo:margin-right="0cm" fo:text-indent="0cm" style:auto-text-indent="false"/>
    </style:style>
    <style:style style:name="P6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3" style:family="paragraph" style:parent-style-name="Subtitle">
      <style:paragraph-properties fo:margin-left="0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prefix=" " style:num-suffix=" : " style:num-format="1">
        <style:list-level-properties text:min-label-width="0.499cm"/>
      </text:list-level-style-number>
      <text:list-level-style-number text:level="2" text:style-name="Numbering_20_Symbols" style:num-prefix=" " style:num-suffix=" :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fo:font-family="StarSymbol" style:font-pitch="variable" style:font-charset="x-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variable-set text:name="ProgramName" office:value-type="string">wxDebuggy</text:variable-set></text:p>
      <text:p text:style-name="P63">A Verilog Code Visualiser<text:line-break/>by<text:line-break/>Martin Mc Granghan<text:line-break/>2005-200?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1">1: <text:a xlink:type="simple" xlink:href="#1.About wxDebuggy|outline" text:style-name="Internet_20_link" text:visited-style-name="Internet_20_link">About wxDebuggy</text:a><text:tab/>1</text:p>
          <text:p text:style-name="P61">2: <text:a xlink:type="simple" xlink:href="#2.wxDebuggy Program Structure|outline" text:style-name="Internet_20_link" text:visited-style-name="Internet_20_link">wxDebuggy Program Structure</text:a><text:tab/>2</text:p>
          <text:p text:style-name="P61">3: <text:a xlink:type="simple" xlink:href="#3.Reading in a Design|outline" text:style-name="Internet_20_link" text:visited-style-name="Internet_20_link">Reading in a Design</text:a><text:tab/>3</text:p>
          <text:p text:style-name="P61">4: <text:a xlink:type="simple" xlink:href="#4.Storing a Design|outline" text:style-name="Internet_20_link" text:visited-style-name="Internet_20_link">Storing a Design</text:a><text:tab/>4</text:p>
          <text:p text:style-name="P62">4.1: Electrical Classes – Package 'vv'<text:tab/>4</text:p>
          <text:p text:style-name="P62">4.2: Design Data Storage<text:tab/>4</text:p>
          <text:p text:style-name="P62">4.3: Electrical Characteristics<text:tab/>5</text:p>
          <text:p text:style-name="P62">4.4: Drawing Characteristics<text:tab/>7</text:p>
          <text:p text:style-name="P62">4.5: Data Organisation<text:tab/>8</text:p>
          <text:p text:style-name="P61">5: <text:a xlink:type="simple" xlink:href="#5.Extracting Connectivity|outline" text:style-name="Internet_20_link" text:visited-style-name="Internet_20_link">Extracting Connectivity</text:a><text:tab/>8</text:p>
          <text:p text:style-name="P62">5.1: Instance Connectivity<text:tab/>8</text:p>
          <text:p text:style-name="P62">5.2: Logic Block Connectivity<text:tab/>8</text:p>
          <text:p text:style-name="P61">6: <text:a xlink:type="simple" xlink:href="#6.Displaying a Design|outline" text:style-name="Internet_20_link" text:visited-style-name="Internet_20_link">Displaying a Design</text:a><text:tab/>9</text:p>
          <text:p text:style-name="P61">7: <text:a xlink:type="simple" xlink:href="#7.Workflow|outline" text:style-name="Internet_20_link" text:visited-style-name="Internet_20_link">Workflow</text:a><text:tab/>9</text:p>
          <text:p text:style-name="P62">7.1: Workflow for basic version<text:tab/>9</text:p>
        </text:index-body>
      </text:table-of-content>
      <text:p text:style-name="Text_20_body"/>
      <text:p text:style-name="Text_20_body"/>
      <text:h text:style-name="P58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1" text:outline-level="1"><text:variable-get text:name="ProgramName" office:value-type="string">wxDebuggy</text:variable-get> Program Structure</text:h>
      <text:p text:style-name="Text_20_body"><text:variable-get text:name="ProgramName" office:value-type="string">wxDebuggy</text:variable-get> uses OOP techniques. <text:s/>All objects are prefixed by the letters 'vv' which stand for “Verilog Viewer”. <text:s/>This is to aid later packaging, or something (ie, so I can <text:span text:style-name="Teletype">import vv</text:span>). There are two main objects - the circuit object and the sheet object.</text:p>
      <text:p text:style-name="Text_20_body"/>
      <text:p text:style-name="P4"><draw:frame draw:style-name="fr1" draw:name="Frame1" text:anchor-type="paragraph" svg:width="16.999cm" draw:z-index="0"><draw:text-box fo:min-height="11.451cm"><text:p text:style-name="Figure"><draw:frame draw:style-name="fr2" draw:name="graphics1" text:anchor-type="paragraph" svg:x="0.004cm" svg:y="0.002cm" svg:width="16.999cm" style:rel-width="100%" svg:height="11.451cm" style:rel-height="scale" draw:z-index="3"><draw:image xlink:href="../data_structure/wxDebuggy_Architecture.emf" xlink:type="simple" xlink:show="embed" xlink:actuate="onLoad"/></draw:frame>Figure <text:sequence text:ref-name="refFigure0" text:name="Figure" text:formula="ooow:Figure+1" style:num-format="1">1</text:sequence>: <text:variable-get text:name="ProgramName" office:value-type="string">wxDebuggy</text:variable-get> Program Architecture</text:p></draw:text-box></draw:frame></text:p>
      <text:p text:style-name="Text_20_body"/>
      <text:h text:style-name="P1" text:outline-level="1">Reading in a Design</text:h>
      <text:p text:style-name="Text_20_body">The design files are specified either explicitly as arguments to the program or listed in a gather file and imported into <text:variable-get text:name="ProgramName" office:value-type="string">wxDebuggy</text:variable-get> using the standard verilog “-f gather.f” scheme.</text:p>
      <text:p text:style-name="Text_20_body">The files are first preprocessed (Not yet implemented), and as they are parsed, a dictionary of vv.Modules is created, called the Circuit Data Structure (CDS). <text:s text:c="2"/>The CDS is built in the script "hdl_parser.py".</text:p>
      <text:p text:style-name="Text_20_body"/>
      <text:p text:style-name="Text_20_body">The toplevel of the design is found by determining which module is not referenced within any of the other modules.</text:p>
      <text:p text:style-name="Text_20_body">Also, I think I should have a buffer of a certain size, and replenish it when I need more strings. <text:s/>Otherwise, its reading each file line by line, or all in one go, and god knows what size a file might be, especially if it's a netlist.</text:p>
      <text:p text:style-name="Text_20_body"/>
      <text:p text:style-name="Text_20_body">Steps:</text:p>
      <text:list text:style-name="L7">
        <text:list-item>
          <text:p text:style-name="P28">For each filename</text:p>
          <text:list>
            <text:list-item>
              <text:p text:style-name="P28">Parse file and fill out vv.Module instances</text:p>
            </text:list-item>
          </text:list>
        </text:list-item>
        <text:list-item>
          <text:p text:style-name="P28">Find the toplevel module</text:p>
        </text:list-item>
        <text:list-item>
          <text:p text:style-name="P28">Traverse the Design tree from toplevel updating all the parameter values</text:p>
        </text:list-item>
        <text:list-item>
          <text:p text:style-name="P28">Display the toplevel design</text:p>
        </text:list-item>
      </text:list>
      <text:h text:style-name="P1" text:outline-level="1">Storing a Design</text:h>
      <text:p text:style-name="Text_20_body">I've a certain amount of things I need to store, and attributes for each of these.</text:p>
      <text:h text:style-name="Heading_20_2" text:outline-level="2">Electrical Classes – Package 'vv'</text:h>
      <text:p text:style-name="Text_20_body">Objects are:</text:p>
      <text:list text:style-name="L1">
        <text:list-item>
          <text:p text:style-name="P5">vv.Object – Base object for all <text:variable-get text:name="ProgramName" office:value-type="string">wxDebuggy</text:variable-get> electrical classes</text:p>
        </text:list-item>
        <text:list-item>
          <text:p text:style-name="P5">vv.Net</text:p>
        </text:list-item>
        <text:list-item>
          <text:p text:style-name="P5">vv.Port</text:p>
        </text:list-item>
        <text:list-item>
          <text:p text:style-name="P5">vv.Instance</text:p>
        </text:list-item>
        <text:list-item>
          <text:p text:style-name="P5">vv.Module</text:p>
        </text:list-item>
      </text:list>
      <text:p text:style-name="Text_20_body"><draw:frame draw:style-name="fr3" draw:name="graphics2" text:anchor-type="paragraph" svg:width="16.999cm" svg:height="11.451cm" draw:z-index="2"><draw:image xlink:href="../data_structure/wxDebuggy_Class_Diagram.emf" xlink:type="simple" xlink:show="embed" xlink:actuate="onLoad"/></draw:frame></text:p>
      <text:p text:style-name="Text_20_body"/>
      <text:h text:style-name="Heading_20_2" text:outline-level="2">Design Data Storage</text:h>
      <text:p text:style-name="Text_20_body"><draw:frame draw:style-name="fr3" draw:name="graphics3" text:anchor-type="paragraph" svg:width="16.999cm" svg:height="11.451cm" draw:z-index="1"><draw:image xlink:href="../data_structure/wxDebuggy_Data_Structure.emf" xlink:type="simple" xlink:show="embed" xlink:actuate="onLoad"/></draw:frame></text:p>
      <text:h text:style-name="Heading_20_2" text:outline-level="2">Electrical Characteristics</text:h>
      <text:p text:style-name="Text_20_body">Module: vv.Module</text:p>
      <text:list text:style-name="L2">
        <text:list-item>
          <text:p text:style-name="P10">Name (eg serial_port)</text:p>
        </text:list-item>
        <text:list-item>
          <text:p text:style-name="P48">A list of Ports</text:p>
        </text:list-item>
        <text:list-item>
          <text:p text:style-name="P48">A list of Instances</text:p>
        </text:list-item>
        <text:list-item>
          <text:p text:style-name="P10">A list of Function Blocks (assign statements and always blocks)</text:p>
        </text:list-item>
        <text:list-item>
          <text:p text:style-name="P10">A list of defined nets/registers</text:p>
        </text:list-item>
        <text:list-item>
          <text:p text:style-name="P10">A list of parameters</text:p>
        </text:list-item>
      </text:list>
      <text:p text:style-name="Text_20_body"/>
      <text:p text:style-name="Text_20_body">Nets: Internal connections of a module: vv.Net</text:p>
      <text:list text:style-name="L3">
        <text:list-item>
          <text:p text:style-name="P14">Name (eg: unload)</text:p>
        </text:list-item>
        <text:list-item>
          <text:p text:style-name="P14">Type (eg: reg, wire etc) </text:p>
        </text:list-item>
        <text:list-item>
          <text:p text:style-name="P14">Size (eg: [3:0])</text:p>
          <text:p text:style-name="P14"/>
        </text:list-item>
      </text:list>
      <text:p text:style-name="Text_20_body">Ports: External connections of a module: vv.Port<text:line-break/><text:tab/>( is this really a descendant of vv.Net ??)</text:p>
      <text:list text:style-name="L4">
        <text:list-item>
          <text:p text:style-name="P18">Name (eg: resetb, mclk)</text:p>
        </text:list-item>
        <text:list-item>
          <text:p text:style-name="P18">Size (eg: [3:0])</text:p>
        </text:list-item>
        <text:list-item>
          <text:p text:style-name="P18">Direction (eg: input, output inout)</text:p>
        </text:list-item>
        <text:list-item>
          <text:p text:style-name="P18">Type (eg: reg, wire etc )</text:p>
        </text:list-item>
      </text:list>
      <text:p text:style-name="Text_20_body"/>
      <text:p text:style-name="Text_20_body">Instance: vv.Instance</text:p>
      <text:list text:style-name="L5">
        <text:list-item>
          <text:p text:style-name="P22">Name (eg: U1)</text:p>
        </text:list-item>
        <text:list-item>
          <text:p text:style-name="P22">Module Reference Name (eg: serial_port )</text:p>
        </text:list-item>
        <text:list-item>
          <text:p text:style-name="P22">Connections (ordered, or port/net pairs?)</text:p>
        </text:list-item>
        <text:list-item>
          <text:p text:style-name="P22">A list of parameter values</text:p>
        </text:list-item>
      </text:list>
      <text:p text:style-name="Text_20_body"/>
      <text:p text:style-name="Text_20_body">Function Blocks: vv.Function</text:p>
      <text:list text:style-name="L6">
        <text:list-item>
          <text:p text:style-name="P26">Name (if any, else autogenerated)</text:p>
        </text:list-item>
        <text:list-item>
          <text:p text:style-name="P26">A list of Connections</text:p>
        </text:list-item>
      </text:list>
      <text:p text:style-name="Text_20_body"/>
      <text:h text:style-name="P2" text:outline-level="2">Drawing Characteristics</text:h>
      <text:p text:style-name="Text_20_body">Position on page</text:p>
      <text:p text:style-name="Text_20_body">Shape of module ( function of pin number )</text:p>
      <text:p text:style-name="Text_20_body">Shape of port</text:p>
      <text:p text:style-name="Text_20_body">Route of net</text:p>
      <text:p text:style-name="Text_20_body">Width of net</text:p>
      <text:h text:style-name="P2" text:outline-level="2">Data Organisation</text:h>
      <text:p text:style-name="Text_20_body">The design is kept as a list of modules, vv.Module</text:p>
      <text:p text:style-name="Text_20_body"/>
      <text:h text:style-name="Heading_20_1" text:outline-level="1">Extracting Connectivity</text:h>
      <text:p text:style-name="Text_20_body">In the Verilog language, there are module instantiations; logic expressions and always blocks.</text:p>
      <text:p text:style-name="Text_20_body">Module instantiations set the instantiated module pin to current module net connections. <text:s/>Signal flow directions are set by the direction of the ports in the instantiated module.</text:p>
      <text:p text:style-name="Text_20_body">For always blocks and logic expressions, the signal flow direction must be determined from the assignments.</text:p>
      <text:h text:style-name="Heading_20_2" text:outline-level="2">Instance Connectivity</text:h>
      <text:p text:style-name="Text_20_body">Connectivity between instantiated modules in a given module is determined in a two-stage process. <text:s/>First, a Driver Dictionary is built:</text:p>
      <text:list text:style-name="L10">
        <text:list-item>
          <text:p text:style-name="P50">Driver Dictionary Keys:</text:p>
          <text:list>
            <text:list-item>
              <text:p text:style-name="P50">nets</text:p>
            </text:list-item>
            <text:list-item>
              <text:p text:style-name="P50">module input ports</text:p>
            </text:list-item>
            <text:list-item>
              <text:p text:style-name="P50">instantiation output ports</text:p>
            </text:list-item>
          </text:list>
        </text:list-item>
        <text:list-item>
          <text:p text:style-name="P50">Driver Dictionary Values - a list of:</text:p>
          <text:list>
            <text:list-item>
              <text:p text:style-name="P50">nets</text:p>
            </text:list-item>
            <text:list-item>
              <text:p text:style-name="P50">module output ports</text:p>
            </text:list-item>
            <text:list-item>
              <text:p text:style-name="P50">instantiation input ports</text:p>
            </text:list-item>
          </text:list>
        </text:list-item>
      </text:list>
      <text:p text:style-name="Text_20_body"/>
      <text:p text:style-name="Text_20_body">This Driver Dictionary is then inspected to determine the point-to-point connections in the current module. <text:s/>This is done with nested loops:</text:p>
      <text:list text:style-name="L11">
        <text:list-item>
          <text:p text:style-name="P40">Loop through Driver Dictionary Keys – 'start point'</text:p>
          <text:list>
            <text:list-item>
              <text:p text:style-name="P40">Loop through Driver Dictionary Values for this key - 'mid-points'</text:p>
              <text:list>
                <text:list-item>
                  <text:p text:style-name="P40"><text:s/>Loop through sinks for each mid-point – 'end-point'<text:line-break/>(sinks are determined by looking up the Driver Dictionary again)</text:p>
                </text:list-item>
              </text:list>
            </text:list-item>
          </text:list>
        </text:list-item>
      </text:list>
      <text:p text:style-name="Text_20_body">This needs an example...</text:p>
      <text:p text:style-name="Text_20_body"/>
      <text:p text:style-name="Text_20_body"/>
      <text:h text:style-name="Heading_20_2" text:outline-level="2">Logic Block Connectivity</text:h>
      <text:p text:style-name="Text_20_body"/>
      <text:h text:style-name="Heading_20_1" text:outline-level="1">Displaying a Design</text:h>
      <text:p text:style-name="Text_20_body">Columnise the instantiations according to the block-to-block signal flow – exclude reset and clock connections. <text:s/>This places the blocks in 'columns'. <text:s/>Next we need to place all the objects in each column in 'row' order. <text:s/>At the minute, I can't think of any way of doing this apart from 'minimizing the sum of the length of flight lines – how I'm going to achieve this, I'm not sure yet.</text:p>
      <text:p text:style-name="Text_20_body">Gather up a list of all the drawable objects in the current design. <text:s/>First draw everything that has 'glue points' and keep a dictionary of these glue points. <text:s/>Then, using the point-to-point connection list, draw the flight-lines – or currently, the rat's nest lines.</text:p>
      <text:p text:style-name="Text_20_body">First all the instantiations are plotted. <text:s/>Then the ports are plotted. <text:s/>Then the nets are plotted.</text:p>
      <text:h text:style-name="Heading_20_1" text:outline-level="1">Workflow</text:h>
      <text:list text:style-name="L7">
        <text:list-item text:start-value="1">
          <text:p text:style-name="P28">Parse command line options</text:p>
        </text:list-item>
        <text:list-item>
          <text:p text:style-name="P28">Load design files</text:p>
          <text:list>
            <text:list-item>
              <text:p text:style-name="P28">Parse Verilog files</text:p>
            </text:list-item>
            <text:list-item>
              <text:p text:style-name="P28">Preprocess </text:p>
            </text:list-item>
          </text:list>
        </text:list-item>
        <text:list-item>
          <text:p text:style-name="P28">Elaborate </text:p>
          <text:list>
            <text:list-item>
              <text:p text:style-name="P28">Propagate parameter values</text:p>
            </text:list-item>
            <text:list-item>
              <text:p text:style-name="P28">A few basic electrical checks</text:p>
            </text:list-item>
          </text:list>
        </text:list-item>
        <text:list-item>
          <text:p text:style-name="P28">Display toplevel schematic</text:p>
        </text:list-item>
      </text:list>
      <text:p text:style-name="P3"/>
      <text:p text:style-name="P3">I've so much to do I'm having trouble figuring out where to start.</text:p>
      <text:h text:style-name="Heading_20_2" text:outline-level="2">Workflow for basic version</text:h>
      <text:list text:style-name="L8">
        <text:list-item text:start-value="1">
          <text:p text:style-name="P36">Load design files</text:p>
          <text:list>
            <text:list-item>
              <text:p text:style-name="P36">Parse</text:p>
            </text:list-item>
          </text:list>
        </text:list-item>
        <text:list-item>
          <text:p text:style-name="P36">Display toplevel schematic</text:p>
        </text:list-item>
      </text:list>
      <text:list text:style-name="L7" text:continue-numbering="true">
        <text:list-header>
          <text:p text:style-name="P2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: " style:num-format="1"/>
      <text:outline-level-style text:level="2" style:num-suffix=": " style:num-format="1" text:display-levels="2"/>
      <text:outline-level-style text:level="3" style:num-suffix=":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pm1">
      <style:header>
        <text:p text:style-name="P1"><text:variable-get text:name="ProgramName" office:value-type="string">wxDebuggy</text:variable-get> <text:tab/><text:tab/><text:date style:data-style-name="N39" text:date-value="2007-09-14T01:14:25.99">Sep 14, 07</text:date></text:p>
      </style:header>
      <style:footer>
        <text:p text:style-name="Footer">MMcG<text:tab/><text:tab/>Page <text:page-number text:select-page="current">9</text:page-number> of <text:page-count>9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07T20:50:01</meta:creation-date>
    <dc:creator>Marty</dc:creator>
    <dc:date>2007-09-14T01:14:26</dc:date>
    <dc:language>en-US</dc:language>
    <meta:editing-cycles>33</meta:editing-cycles>
    <meta:editing-duration>P8DT5H50M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9" meta:paragraph-count="117" meta:word-count="869" meta:character-count="529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Initial" VL:creator="Marty" dc:date-time="2006-10-24T21:03:03"/>
</VL:version-list>
</file>